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2020-01-01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Capital Gai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16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306"/>
          <table:covered-table-cell table:style-name="ce306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298"/>
          <table:covered-table-cell table:style-name="ce307"/>
          <table:covered-table-cell table:style-name="ce307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9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19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321" office:value-type="string" calcext:value-type="string" table:number-columns-spanned="2" table:number-rows-spanned="1">
            <text:p>Sol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sold or disposed of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/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4/01/2019</text:p>
          </table:table-cell>
          <table:table-cell table:style-name="taxable_event_note_border_default" office:value-type="string">
            <text:p>06/11/2021</text:p>
          </table:table-cell>
          <table:table-cell table:style-name="taxable_event_note_border_fiat" office:value="200.99502487562188" office:value-type="float"/>
          <table:table-cell table:style-name="acquired_lot_note_border_fiat" office:value="14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59.995024875621894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3/3: 0.01000000 of 4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2: 0.01000000 of 2.01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1-06-11 05:3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199.00497512438" office:value-type="float"/>
          <table:table-cell table:style-name="acquired_lot_note_fiat" office:value="30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9999.00497512437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00000000 of 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2.00000000 of 2.01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400.0" office:value-type="float"/>
          <table:table-cell table:style-name="acquired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04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2.01000000 of 5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2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5/21/2020</text:p>
          </table:table-cell>
          <table:table-cell table:style-name="taxable_event_note_border_fiat" office:value="288.0" office:value-type="float"/>
          <table:table-cell table:style-name="acquired_lot_note_border_fiat" office:value="222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66.0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2/3: 0.02000000 of 1.00000000 B3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02000000 of 0.02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0-05-21 12:58:1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44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1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0.02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5/01/2020</text:p>
          </table:table-cell>
          <table:table-cell table:style-name="taxable_event_note_border_default" office:value-type="string">
            <text:p>05/21/2020</text:p>
          </table:table-cell>
          <table:table-cell table:style-name="taxable_event_note_border_fiat" office:value="288.0" office:value-type="float"/>
          <table:table-cell table:style-name="acquired_lot_note_border_fiat" office:value="302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-14.0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1/3: 0.02000000 of 5.00000000 B4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02000000 of 0.02000000 B4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5-21 12:58:1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5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29:11.787544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